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9.9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8.64cm" fo:min-width="16.327cm" fo:padding-top="0.204cm" fo:padding-bottom="0.204cm" fo:padding-left="0.329cm" fo:padding-right="0.329cm"/>
      <style:paragraph-properties style:writing-mode="lr-tb"/>
    </style:style>
    <style:style style:name="gr5" style:family="graphic" style:parent-style-name="standard">
      <style:graphic-properties draw:fill-color="#ff4000" draw:textarea-horizontal-align="justify" draw:textarea-vertical-align="middle" draw:auto-grow-height="false" fo:min-height="0.068cm" fo:min-width="0.136cm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385cm" fo:min-width="1.40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73cm" fo:min-width="0.623cm"/>
      <style:paragraph-properties style:writing-mode="lr-tb"/>
    </style:style>
    <style:style style:name="gr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0.862cm" fo:min-width="3.15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2.132cm" fo:min-width="5.057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draw:fill-color="#ff7b59" draw:textarea-horizontal-align="justify" draw:textarea-vertical-align="middle" draw:auto-grow-height="false" fo:min-height="0.385cm" fo:min-width="1.405cm"/>
      <style:paragraph-properties style:writing-mode="lr-tb"/>
    </style:style>
    <style:style style:name="gr12" style:family="graphic" style:parent-style-name="standard">
      <style:graphic-properties draw:fill-color="#ff7b59" draw:textarea-horizontal-align="justify" draw:textarea-vertical-align="middle" draw:auto-grow-height="false" fo:min-height="0.068cm" fo:min-width="0.13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color="#ff7b59" draw:fill="none" draw:textarea-vertical-align="middle"/>
    </style:style>
    <style:style style:name="gr15" style:family="graphic" style:parent-style-name="objectwithoutfill">
      <style:graphic-properties svg:stroke-color="#ffff00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3cm"/>
      <style:paragraph-properties style:writing-mode="lr-tb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standard">
      <style:graphic-properties draw:stroke="none" draw:fill="none" fo:min-height="2.134cm"/>
      <style:paragraph-properties style:writing-mode="lr-tb"/>
    </style:style>
    <style:style style:name="gr1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597cm" fo:min-width="6.923cm" fo:padding-top="0.204cm" fo:padding-bottom="0.204cm" fo:padding-left="0.329cm" fo:padding-right="0.329cm"/>
      <style:paragraph-properties style:writing-mode="lr-tb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0cm" fo:min-width="0cm"/>
      <style:paragraph-properties style:writing-mode="lr-tb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0.036cm" fo:min-width="0.3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322cm" fo:min-width="0.072cm"/>
      <style:paragraph-properties style:writing-mode="lr-tb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257cm" fo:min-width="0.007cm"/>
      <style:paragraph-properties style:writing-mode="lr-tb"/>
    </style:style>
    <style:style style:name="gr24" style:family="graphic" style:parent-style-name="standard">
      <style:graphic-properties draw:fill-color="#ff7b59" draw:textarea-horizontal-align="justify" draw:textarea-vertical-align="middle" draw:auto-grow-height="false" fo:min-height="0.036cm" fo:min-width="0.359cm"/>
      <style:paragraph-properties style:writing-mode="lr-tb"/>
    </style:style>
    <style:style style:name="gr25" style:family="graphic" style:parent-style-name="standard">
      <style:graphic-properties draw:fill-color="#ff7b59" draw:textarea-horizontal-align="justify" draw:textarea-vertical-align="middle" draw:auto-grow-height="fals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  <style:paragraph-properties style:writing-mode="lr-tb"/>
    </style:style>
    <style:style style:name="gr27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.497cm" fo:min-width="9.384cm" fo:padding-top="0.204cm" fo:padding-bottom="0.204cm" fo:padding-left="0.329cm" fo:padding-right="0.329cm"/>
      <style:paragraph-properties style:writing-mode="lr-tb"/>
    </style:style>
    <style:style style:name="gr28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3.72cm" fo:min-width="1.446cm" fo:padding-top="0.204cm" fo:padding-bottom="0.204cm" fo:padding-left="0.329cm" fo:padding-right="0.329cm"/>
      <style:paragraph-properties style:writing-mode="lr-tb"/>
    </style:style>
    <style:style style:name="gr29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1.022cm" fo:min-width="17.14cm" fo:padding-top="0.204cm" fo:padding-bottom="0.204cm" fo:padding-left="0.329cm" fo:padding-right="0.329cm"/>
      <style:paragraph-properties style:writing-mode="lr-tb"/>
    </style:style>
    <style:style style:name="gr30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7.476cm" fo:min-width="10.718cm" fo:padding-top="0.231cm" fo:padding-bottom="0.231cm" fo:padding-left="0.356cm" fo:padding-right="0.356cm"/>
      <style:paragraph-properties style:writing-mode="lr-tb"/>
    </style:style>
    <style:style style:name="gr31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1.603cm" fo:min-width="17.703cm" fo:padding-top="0.231cm" fo:padding-bottom="0.231cm" fo:padding-left="0.356cm" fo:padding-right="0.35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34cm" fo:min-width="0cm"/>
      <style:paragraph-properties style:writing-mode="lr-tb"/>
    </style:style>
    <style:style style:name="gr34" style:family="graphic" style:parent-style-name="standard">
      <style:graphic-properties draw:fill-color="#ff4000" draw:textarea-horizontal-align="justify" draw:textarea-vertical-align="middle" draw:auto-grow-height="false" fo:min-height="0.068cm" fo:min-width="0.2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9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5cm" fo:min-width="0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9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59cm" fo:min-width="0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785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5.159cm" fo:min-width="19.087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/>
    </style:style>
    <style:style style:name="P3" style:family="paragraph">
      <style:text-properties fo:font-size="24pt"/>
    </style:style>
    <style:style style:name="P4" style:family="paragraph">
      <loext:graphic-properties draw:fill="none" draw:fill-color="#ffffff"/>
      <style:text-properties fo:font-size="2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f4000"/>
      <style:paragraph-properties fo:text-align="center" style:writing-mode="lr-tb"/>
    </style:style>
    <style:style style:name="P10" style:family="paragraph">
      <loext:graphic-properties draw:fill-color="#ffff00"/>
      <style:paragraph-properties fo:text-align="center" style:writing-mode="lr-tb"/>
    </style:style>
    <style:style style:name="P11" style:family="paragraph">
      <loext:graphic-properties draw:fill-color="#ff7b59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loext:graphic-properties draw:fill="none"/>
      <style:paragraph-properties fo:text-align="start" style:writing-mode="lr-tb"/>
    </style:style>
    <style:style style:name="P1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6cm" svg:height="13.76cm" svg:x="1cm" svg:y="11.541cm">
          <draw:text-box>
            <text:p>Il server si presenta come una applicazione Linux, con un piccolo logo ed una interfaccia grafica (UI) per il game-master (user). L’applicazione permetterà di configurare una logica di gioco (attivazione dei laser a comando, seguendo pattern temporali o casuali, temporizzazione dei livelli), l’applicazione avrà anche un</text:p>
            <text:p>Monitor ausiliario in cui visualizzare alcuni aspetti di gioco<text:line-break/></text:p>
            <text:p/>
            <text:p text:style-name="P1">Lo stato della stanza sarà controllato in real-time e visualizzato in una mappa con una semplice interfaccia grafica stile videogame. [1]</text:p>
            <text:p/>
            <text:p>Sarà possibile caricare diverse configurazioni di gioco ed operare con intervento umano. [2]</text:p>
            <text:p/>
            <text:p><text:span text:style-name="T1">N</text:span><text:span text:style-name="T1">e</text:span><text:span text:style-name="T1">l </text:span><text:span text:style-name="T1">s</text:span><text:span text:style-name="T1">o</text:span><text:span text:style-name="T1">ft</text:span><text:span text:style-name="T1">w</text:span><text:span text:style-name="T1">a</text:span><text:span text:style-name="T1">r</text:span><text:span text:style-name="T1">e </text:span><text:span text:style-name="T1">s</text:span><text:span text:style-name="T1">o</text:span><text:span text:style-name="T1">n</text:span><text:span text:style-name="T1">o </text:span><text:span text:style-name="T1">i</text:span><text:span text:style-name="T1">n</text:span><text:span text:style-name="T1">tr</text:span><text:span text:style-name="T1">o</text:span><text:span text:style-name="T1">d</text:span><text:span text:style-name="T1">o</text:span><text:span text:style-name="T1">tt</text:span><text:span text:style-name="T1">i </text:span><text:span text:style-name="T1">c</text:span><text:span text:style-name="T1">o</text:span><text:span text:style-name="T1">n</text:span><text:span text:style-name="T1">c</text:span><text:span text:style-name="T1">e</text:span><text:span text:style-name="T1">tt</text:span><text:span text:style-name="T1">i </text:span><text:span text:style-name="T1">d</text:span><text:span text:style-name="T1">i </text:span><text:span text:style-name="T1">b</text:span><text:span text:style-name="T1">a</text:span><text:span text:style-name="T1">s</text:span><text:span text:style-name="T1">e </text:span><text:span text:style-name="T1">d</text:span><text:span text:style-name="T1">i </text:span><text:span text:style-name="T1">g</text:span><text:span text:style-name="T1">a</text:span><text:span text:style-name="T1">m</text:span><text:span text:style-name="T1">e </text:span><text:span text:style-name="T1">d</text:span><text:span text:style-name="T1">e</text:span><text:span text:style-name="T1">s</text:span><text:span text:style-name="T1">i</text:span><text:span text:style-name="T1">g</text:span><text:span text:style-name="T1">n </text:span><text:span text:style-name="T1">c</text:span><text:span text:style-name="T1">o</text:span><text:span text:style-name="T1">m</text:span><text:span text:style-name="T1">e </text:span><text:span text:style-name="T1">b</text:span><text:span text:style-name="T1">e</text:span><text:span text:style-name="T1">s</text:span><text:span text:style-name="T1">t </text:span><text:span text:style-name="T1">s</text:span><text:span text:style-name="T1">c</text:span><text:span text:style-name="T1">o</text:span><text:span text:style-name="T1">r</text:span><text:span text:style-name="T1">e</text:span><text:span text:style-name="T1">, </text:span><text:span text:style-name="T1">b</text:span><text:span text:style-name="T1">e</text:span><text:span text:style-name="T1">s</text:span><text:span text:style-name="T1">t </text:span><text:span text:style-name="T1">ti</text:span><text:span text:style-name="T1">m</text:span><text:span text:style-name="T1">e</text:span><text:span text:style-name="T1">, </text:span><text:span text:style-name="T1">l</text:span><text:span text:style-name="T1">e</text:span><text:span text:style-name="T1">a</text:span><text:span text:style-name="T1">d</text:span><text:span text:style-name="T1">e</text:span><text:span text:style-name="T1">r</text:span><text:span text:style-name="T1">b</text:span><text:span text:style-name="T1">o</text:span><text:span text:style-name="T1">a</text:span><text:span text:style-name="T1">r</text:span><text:span text:style-name="T1">d </text:span><text:span text:style-name="T1">e </text:span><text:span text:style-name="T1">v</text:span><text:span text:style-name="T1">a</text:span><text:span text:style-name="T1">ri</text:span><text:span text:style-name="T1">e </text:span><text:span text:style-name="T1">a</text:span><text:span text:style-name="T1">lt</text:span><text:span text:style-name="T1">r</text:span><text:span text:style-name="T1">e </text:span><text:span text:style-name="T1">d</text:span><text:span text:style-name="T1">a </text:span><text:span text:style-name="T1"><text:line-break/></text:span>implementare [3]</text:p>
            <text:p/>
            <text:p/>
          </draw:text-box>
        </draw:frame>
        <draw:frame draw:style-name="gr2" draw:text-style-name="P4" draw:layer="layout" svg:width="19.367cm" svg:height="2.139cm" svg:x="1cm" svg:y="2.587cm">
          <draw:text-box>
            <text:p text:style-name="P3">POLLO SHIBA – SPECIFICHE SOFTWARE</text:p>
          </draw:text-box>
        </draw:frame>
        <draw:frame draw:style-name="gr3" draw:text-style-name="P5" draw:layer="layout" svg:width="19.068cm" svg:height="1.673cm" svg:x="0.982cm" svg:y="10.383cm">
          <draw:text-box>
            <text:p>Estratto e rimaneggiato dal documento abstract.odg: </text:p>
          </draw:text-box>
        </draw:frame>
      </draw:page>
      <draw:page draw:name="page2" draw:style-name="dp1" draw:master-page-name="Default">
        <draw:custom-shape draw:style-name="gr4" draw:text-style-name="P7" draw:layer="layout" svg:width="16.827cm" svg:height="8.89cm" svg:x="2.27cm" svg:y="6.57cm">
          <text:p text:style-name="P6">ROOM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27cm" svg:height="0.953cm" svg:x="9.572cm" svg:y="14.407cm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905cm" svg:height="0.635cm" svg:x="9.255cm" svg:y="6.57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5.762cm" svg:y="9.427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svg:x="16.24cm" svg:y="10.063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27cm" svg:height="1.27cm" svg:x="5.762cm" svg:y="10.827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1.27cm" svg:x="5.762cm" svg:y="12.227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1.27cm" svg:x="14.017cm" svg:y="16.095cm">
          <text:p text:style-name="P8">STATION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5.715cm" svg:height="2.54cm" svg:x="2.27cm" svg:y="21.492cm">
          <text:p text:style-name="P8">SERVER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905cm" svg:height="0.635cm" svg:x="12.43cm" svg:y="14.825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.27cm" svg:height="0.953cm" draw:transform="rotate (-3.10668606854991) translate (14.017cm 7.478cm)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" draw:text-style-name="P12" draw:layer="layout" svg:x1="7.032cm" svg:y1="13.555cm" svg:x2="7.032cm" svg:y2="16.73cm">
          <text:p/>
        </draw:line>
        <draw:line draw:style-name="gr13" draw:text-style-name="P12" draw:layer="layout" svg:x1="14.017cm" svg:y1="16.73cm" svg:x2="7.032cm" svg:y2="16.731cm">
          <text:p/>
        </draw:line>
        <draw:line draw:style-name="gr14" draw:text-style-name="P12" draw:layer="layout" svg:x1="10.207cm" svg:y1="15.287cm" svg:x2="10.207cm" svg:y2="16.557cm">
          <text:p/>
        </draw:line>
        <draw:line draw:style-name="gr14" draw:text-style-name="P12" draw:layer="layout" svg:x1="10.207cm" svg:y1="16.557cm" svg:x2="14.017cm" svg:y2="16.557cm">
          <text:p/>
        </draw:line>
        <draw:line draw:style-name="gr15" draw:text-style-name="P12" draw:layer="layout" svg:x1="17.192cm" svg:y1="11.65cm" svg:x2="17.192cm" svg:y2="16.095cm">
          <text:p/>
        </draw:line>
        <draw:custom-shape draw:style-name="gr9" draw:text-style-name="P7" draw:layer="layout" svg:width="3.81cm" svg:height="1.27cm" svg:x="14.017cm" svg:y="16.095cm">
          <text:p text:style-name="P8">STATION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81cm" svg:height="1.27cm" svg:x="11.477cm" svg:y="4.81cm">
          <text:p text:style-name="P8">ST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2" draw:layer="layout" svg:x1="11.477cm" svg:y1="5.617cm" svg:x2="11.16cm" svg:y2="6.715cm">
          <text:p/>
        </draw:line>
        <draw:frame draw:style-name="gr16" draw:text-style-name="P13" draw:layer="layout" svg:width="15.899cm" svg:height="0.962cm" svg:x="1.001cm" svg:y="0.99cm">
          <draw:text-box>
            <text:p>Schema generico, estratto dal documento abstract.odg</text:p>
          </draw:text-box>
        </draw:frame>
        <draw:frame draw:style-name="gr17" draw:text-style-name="P14" draw:layer="layout" svg:width="19.47cm" svg:height="3.095cm" svg:x="1.12cm" svg:y="1.952cm">
          <draw:text-box>
            <text:p>Un laser maze in cui gli elementi della stanza (pagina 2, F-R-E-B) vegono configurati e pilotati da un software di gestione (server, gestione livelli, enigmi, temporizzazione) e visualizzazione su schermo</text:p>
          </draw:text-box>
        </draw:frame>
        <draw:frame draw:style-name="gr18" draw:text-style-name="P14" draw:layer="layout" svg:width="15.437cm" svg:height="2.384cm" svg:x="2.317cm" svg:y="17.827cm">
          <draw:text-box>
            <text:p>I dati della stanza verranno raccolti da stazioni intermedie, che trasformeranno il dato in un messaggio ricevibile dal server</text:p>
          </draw:text-box>
        </draw:frame>
        <draw:line draw:style-name="gr13" draw:text-style-name="P12" draw:layer="layout" svg:x1="11.477cm" svg:y1="5.445cm" svg:x2="1.635cm" svg:y2="5.445cm">
          <text:p/>
        </draw:line>
        <draw:line draw:style-name="gr13" draw:text-style-name="P12" draw:layer="layout" svg:x1="1.635cm" svg:y1="22.907cm" svg:x2="1.635cm" svg:y2="5.445cm">
          <text:p/>
        </draw:line>
        <draw:line draw:style-name="gr13" draw:text-style-name="P12" draw:layer="layout" svg:x1="1.635cm" svg:y1="22.907cm" svg:x2="2.27cm" svg:y2="22.907cm">
          <text:p/>
        </draw:line>
        <draw:line draw:style-name="gr13" draw:text-style-name="P12" draw:layer="layout" svg:x1="17.51cm" svg:y1="17.51cm" svg:x2="17.51cm" svg:y2="21.637cm">
          <text:p/>
        </draw:line>
        <draw:line draw:style-name="gr13" draw:text-style-name="P12" draw:layer="layout" svg:x1="7.985cm" svg:y1="21.637cm" svg:x2="17.51cm" svg:y2="21.637cm">
          <text:p/>
        </draw:line>
        <draw:line draw:style-name="gr14" draw:text-style-name="P12" draw:layer="layout" svg:x1="10.207cm" svg:y1="15.287cm" svg:x2="10.207cm" svg:y2="16.557cm">
          <text:p/>
        </draw:line>
        <draw:line draw:style-name="gr14" draw:text-style-name="P12" draw:layer="layout" svg:x1="13.382cm" svg:y1="15.605cm" svg:x2="14.017cm" svg:y2="16.557cm">
          <text:p/>
        </draw:line>
        <draw:line draw:style-name="gr14" draw:text-style-name="P12" draw:layer="layout" svg:x1="11.477cm" svg:y1="5.617cm" svg:x2="12.747cm" svg:y2="6.397cm">
          <text:p/>
        </draw:line>
      </draw:page>
      <draw:page draw:name="page3" draw:style-name="dp1" draw:master-page-name="Default">
        <draw:custom-shape draw:style-name="gr19" draw:text-style-name="P15" draw:layer="layout" svg:width="7.581cm" svg:height="4.005cm" svg:x="2.109cm" svg:y="4.547cm">
          <text:p text:style-name="P6"/>
          <text:p text:style-name="P6">ROOM</text:p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572cm" svg:height="0.43cm" svg:x="5.399cm" svg:y="8.077cm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9" draw:layer="layout" svg:width="0.858cm" svg:height="0.286cm" svg:x="5.256cm" svg:y="4.547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572cm" svg:height="0.572cm" svg:x="3.682cm" svg:y="5.834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715cm" svg:height="0.715cm" svg:x="8.403cm" svg:y="6.121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572cm" svg:height="0.572cm" svg:x="3.682cm" svg:y="6.465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572cm" svg:height="0.572cm" svg:x="3.682cm" svg:y="7.096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859cm" svg:height="0.286cm" svg:x="6.686cm" svg:y="8.266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0.572cm" svg:height="0.429cm" draw:transform="rotate (-3.10668606854991) translate (7.402cm 4.956cm)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6" draw:text-style-name="P13" draw:layer="layout" svg:width="12.58cm" svg:height="0.962cm" svg:x="1.001cm" svg:y="0.99cm">
          <draw:text-box>
            <text:p>Viewport Server side User interface (UI) [1]</text:p>
          </draw:text-box>
        </draw:frame>
        <draw:custom-shape draw:style-name="gr27" draw:text-style-name="P15" draw:layer="layout" svg:width="10.042cm" svg:height="1.905cm" svg:x="2.07cm" svg:y="8.937cm">
          <text:p text:style-name="P6"/>
          <text:p text:style-name="P6"/>
          <text:p text:style-name="P6"/>
          <text:p text:style-name="P6">CONTROL BOARD</text:p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104cm" svg:height="4.128cm" svg:x="10.008cm" svg:y="4.492cm">
          <text:p text:style-name="P6"/>
          <text:p text:style-name="P6"/>
          <text:p text:style-name="P6">MSG<text:line-break/>BOX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7.798cm" svg:height="11.43cm" svg:x="1.617cm" svg:y="14.335cm">
          <text:p text:style-name="P6"/>
          <text:p text:style-name="P6"/>
          <text:p text:style-name="P6"/>
          <text:p text:style-name="P6">GAME SCREEN:</text:p>
          <text:p text:style-name="P6">Timer</text:p>
          <text:p text:style-name="P6">Leaderboard</text:p>
          <text:p text:style-name="P6">Room view</text:p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11.43cm" svg:height="7.938cm" svg:x="1.635cm" svg:y="4.174cm">
          <text:p text:style-name="P16">SCHERMO 1</text:p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text:p text:style-name="P16"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18.415cm" svg:height="12.065cm" svg:x="1.317cm" svg:y="14.017cm">
          <text:p/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4.274cm" svg:height="0.962cm" svg:x="7.985cm" svg:y="13.065cm">
          <draw:text-box>
            <text:p>SCHERMO 2</text:p>
          </draw:text-box>
        </draw:frame>
      </draw:page>
      <draw:page draw:name="page4" draw:style-name="dp1" draw:master-page-name="Default">
        <draw:custom-shape draw:style-name="gr19" draw:text-style-name="P15" draw:layer="layout" svg:width="7.581cm" svg:height="4.005cm" svg:x="1.474cm" svg:y="2.642cm">
          <text:p text:style-name="P6"/>
          <text:p text:style-name="P6">ROOM</text:p>
          <text:p text:style-name="P6"/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572cm" svg:height="0.43cm" svg:x="4.764cm" svg:y="6.172cm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9" draw:layer="layout" svg:width="0.858cm" svg:height="0.286cm" svg:x="4.621cm" svg:y="2.642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572cm" svg:height="0.572cm" svg:x="3.047cm" svg:y="3.929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0.715cm" svg:height="0.715cm" svg:x="7.768cm" svg:y="4.216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layout" svg:width="0.572cm" svg:height="0.572cm" svg:x="3.047cm" svg:y="4.56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0.572cm" svg:height="0.572cm" svg:x="3.047cm" svg:y="5.191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0.859cm" svg:height="0.286cm" svg:x="6.051cm" svg:y="6.361cm">
          <text:p text:style-name="P8">R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0.572cm" svg:height="0.429cm" draw:transform="rotate (-3.10668606854991) translate (6.767cm 3.051cm)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15" draw:layer="layout" svg:width="10.042cm" svg:height="1.905cm" svg:x="1.435cm" svg:y="7.032cm">
          <text:p text:style-name="P6"/>
          <text:p text:style-name="P6"/>
          <text:p text:style-name="P6"/>
          <text:p text:style-name="P6">CONTROL BOARD</text:p>
          <text:p text:style-name="P6"/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2.104cm" svg:height="4.128cm" svg:x="9.373cm" svg:y="2.587cm">
          <text:p text:style-name="P6"/>
          <text:p text:style-name="P6"/>
          <text:p text:style-name="P6">MSG<text:line-break/>BOX</text:p>
          <draw:enhanced-geometry svg:viewBox="0 0 21600 21600" draw:type="rectangle" draw:enhanced-path="M 0 0 L 21600 0 21600 21600 0 21600 0 0 Z N"/>
        </draw:custom-shape>
        <draw:frame draw:style-name="gr32" draw:text-style-name="P5" draw:layer="layout" svg:width="19.247cm" svg:height="3.806cm" svg:x="1.135cm" svg:y="9.89cm">
          <draw:text-box>
            <text:p>ROOM: fornisce una vista grafica dello stato degli agenti in campo.</text:p>
            <text:p>[1]<text:line-break/></text:p>
            <text:p/>
            <text:p/>
          </draw:text-box>
        </draw:frame>
        <draw:frame draw:style-name="gr33" draw:text-style-name="P5" draw:layer="layout" svg:width="18.914cm" svg:height="3.806cm" svg:x="1.136cm" svg:y="13.691cm">
          <draw:text-box>
            <text:p>CONTROL BOARD: permette di pilotare gli agenti in campo in tempo reale e di eseguire azioni scriptate (laser temporizzati, pattern, timer) [2]</text:p>
            <text:p/>
            <text:p/>
          </draw:text-box>
        </draw:frame>
        <draw:frame draw:style-name="gr33" draw:text-style-name="P5" draw:layer="layout" svg:width="18.914cm" svg:height="3.184cm" svg:x="1.136cm" svg:y="19.891cm">
          <draw:text-box>
            <text:p>MSG BOX: terminale di controllo delle interazioni con gli agenti sul campo e low-level debugger</text:p>
            <text:p/>
            <text:p/>
          </draw:text-box>
        </draw:frame>
        <draw:frame draw:style-name="gr26" draw:text-style-name="P13" draw:layer="layout" svg:width="9.951cm" svg:height="0.962cm" svg:x="1.002cm" svg:y="0.99cm">
          <draw:text-box>
            <text:p>Server side User interface (UI) [1]</text:p>
          </draw:text-box>
        </draw:frame>
      </draw:page>
      <draw:page draw:name="page5" draw:style-name="dp1" draw:master-page-name="Default">
        <draw:custom-shape draw:style-name="gr7" draw:text-style-name="P8" draw:layer="layout" svg:width="1.27cm" svg:height="1.27cm" svg:x="1.135cm" svg:y="6.04cm">
          <text:p text:style-name="P8">F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1.435cm" svg:height="0.953cm" svg:x="1.152cm" svg:y="8.48cm">
          <text:p text:style-name="P8">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1.905cm" svg:height="0.635cm" svg:x="1cm" svg:y="10.702cm">
          <text:p text:style-name="P8">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.587cm" svg:height="1.587cm" svg:x="0.935cm" svg:y="3.717cm">
          <text:p text:style-name="P8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6.522cm" svg:height="0.962cm" svg:x="3.857cm" svg:y="4.035cm">
          <draw:text-box>
            <text:p>Pulsante: descrizione</text:p>
          </draw:text-box>
        </draw:frame>
        <draw:frame draw:style-name="gr36" draw:text-style-name="P13" draw:layer="layout" svg:width="6.979cm" svg:height="0.962cm" svg:x="3.857cm" svg:y="6.248cm">
          <draw:text-box>
            <text:p>Mattonella: descrizione</text:p>
          </draw:text-box>
        </draw:frame>
        <draw:frame draw:style-name="gr37" draw:text-style-name="P13" draw:layer="layout" svg:width="6.069cm" svg:height="0.962cm" svg:x="3.857cm" svg:y="8.48cm">
          <draw:text-box>
            <text:p>Emitter: descrizione</text:p>
          </draw:text-box>
        </draw:frame>
        <draw:frame draw:style-name="gr38" draw:text-style-name="P13" draw:layer="layout" svg:width="6.556cm" svg:height="0.962cm" svg:x="3.821cm" svg:y="10.585cm">
          <draw:text-box>
            <text:p>Receiver: descrizione</text:p>
          </draw:text-box>
        </draw:frame>
        <draw:frame draw:style-name="gr39" draw:text-style-name="P13" draw:layer="layout" svg:width="13.778cm" svg:height="0.962cm" svg:x="1cm" svg:y="0.99cm">
          <draw:text-box>
            <text:p>Descrizione Hardware ed elementi di gioco [2]: </text:p>
          </draw:text-box>
        </draw:frame>
        <draw:frame draw:style-name="gr40" draw:text-style-name="P13" draw:layer="layout" svg:width="19.59cm" svg:height="12.7cm" svg:x="1cm" svg:y="13.7cm">
          <draw:text-box>
            <text:p>Qui scriviamo il funzionamento e la logica dei vari elementi: </text:p>
          </draw:text-box>
        </draw:frame>
      </draw:page>
      <draw:page draw:name="page6" draw:style-name="dp1" draw:master-page-name="Default">
        <draw:frame draw:style-name="gr39" draw:text-style-name="P13" draw:layer="layout" svg:width="12.893cm" svg:height="0.962cm" svg:x="1.001cm" svg:y="0.99cm">
          <draw:text-box>
            <text:p>Definizione Messaggi alle station</text:p>
          </draw:text-box>
        </draw:frame>
        <draw:frame draw:style-name="gr41" draw:text-style-name="P13" draw:layer="layout" svg:width="17.859cm" svg:height="13.76cm" svg:x="1.074cm" svg:y="3.54cm">
          <draw:text-box>
            <text:p>Questa è una parte un po piu tecnica che compilerò io in un secondo momento<text:line-break/><text:line-break/><text:line-break/><text:line-break/><text:line-break/></text:p>
            <text:p/>
          </draw:text-box>
        </draw:frame>
      </draw:page>
      <draw:page draw:name="page7" draw:style-name="dp1" draw:master-page-name="Default">
        <draw:frame draw:style-name="gr42" draw:text-style-name="P13" draw:layer="layout" svg:width="8.808cm" svg:height="0.962cm" svg:x="1.001cm" svg:y="0.99cm">
          <draw:text-box>
            <text:p>Descrizione Livelli di gioco [3]</text:p>
          </draw:text-box>
        </draw:frame>
        <draw:frame draw:style-name="gr41" draw:text-style-name="P13" draw:layer="layout" svg:width="17.859cm" svg:height="13.76cm" svg:x="1.073cm" svg:y="3.54cm">
          <draw:text-box>
            <text:p>Scriviamo qui le logiche di gioco: marvin ha accennato a livello facile-difficile-estremo.</text:p>
            <text:p/>
            <text:p>Descrizione task di gioco.</text:p>
            <text:p/>
            <text:p>Generazione leaderboard dei giocatori.</text:p>
            <text:p/>
            <text:p>Schema generico di una sessione di gioco e cose cosi</text:p>
            <text:p><text:line-break/><text:line-break/><text:line-break/><text:line-break/><text:line-break/></text:p>
            <text:p/>
          </draw:text-box>
        </draw:frame>
      </draw:page>
      <draw:page draw:name="page8" draw:style-name="dp1" draw:master-page-name="Default">
        <draw:frame draw:style-name="gr43" draw:text-style-name="P13" draw:layer="layout" svg:width="19.516cm" svg:height="16.509cm" svg:x="1.074cm" svg:y="3.54cm">
          <draw:text-box>
            <text:p><text:line-break/></text:p>
            <text:p/>
          </draw:text-box>
        </draw:frame>
        <draw:frame draw:style-name="gr44" draw:text-style-name="P13" draw:layer="layout" svg:width="19.455cm" svg:height="7.361cm" svg:x="1.002cm" svg:y="0.99cm">
          <draw:text-box>
            <text:p>Descrizione Game Screen e Grafiche [3]: </text:p>
            <text:p/>
            <text:p/>
            <text:p/>
            <text:p/>
            <text:p>Qui ci mettiamo la leaderboard, una eventuale grafica, </text:p>
            <text:p>Il nome del gioco, il timer, insomma è uno schermo per il pubblico </text:p>
            <text:p/>
            <text:p>Si puo usare un monitor o un proiettore, si puo mettere in una lobby</text:p>
            <text:p>O waiting room</text:p>
          </draw:text-box>
        </draw:frame>
      </draw:page>
      <draw:page draw:name="page9" draw:style-name="dp1" draw:master-page-name="Default">
        <draw:frame draw:style-name="gr45" draw:text-style-name="P13" draw:layer="layout" svg:width="19.848cm" svg:height="26.558cm" svg:x="1.154cm" svg:y="0.991cm">
          <draw:text-box>
            <text:p>Roadmap astratta</text:p>
            <text:p/>
            <text:p/>
            <text:p>Fase 1: toymodel (circa 8 ore)</text:p>
            <text:p/>
            <text:p>In questa fase generiamo: </text:p>
            <text:p>-La documentazione del progetto citato e del codice associato: </text:p>
            <text:p>-un prototipo di interfaccia grafica in python3, con modulo pygame.</text:p>
            <text:p>-Uno schema di descrizione del campo attraverso un config file</text:p>
            <text:p>-Un sistema di messaging semplificato da visualizzare in msgbox</text:p>
            <text:p/>
            <text:p>Fase 2: fattorizzazione (circa 20 ore)</text:p>
            <text:p/>
            <text:p>Questa fase è quasi completamente di coding, in cui il codice viene </text:p>
            <text:p>rifattorizzato in una versione software stabile, viene eseguito il</text:p>
            <text:p>bugfixing e viene presentata la versione del codice definitiva.</text:p>
            <text:p/>
            <text:p/>
            <text:p>Fase 3: interfaccia (tra 10 e 20 ore)</text:p>
            <text:p>In questa fase si sviluppa e testa lo stato dell’interfaccia con stations </text:p>
            <text:p>e altri impianti hardware. Queste ore sono dedicate al tempo di</text:p>
            <text:p>Sviluppo e interfaccia con i sistemi hardware e sono </text:p>
            <text:p>correlate allo stato di</text:p>
            <text:p>Avanzamento del lavoro di Edo</text:p>
            <text:p/>
            <text:p/>
            <text:p>Fase 4: azione sul campo e manutenzione ( ? ore)</text:p>
            <text:p>Fase di test, pronto intervento, manutenzione, da specificare bene </text:p>
            <text:p>Insieme</text:p>
            <text:p/>
            <text:p/>
            <text:p/>
            <text:p/>
            <text:p/>
            <text:p/>
            <text:p/>
            <text:p/>
          </draw:text-box>
        </draw:frame>
      </draw:page>
      <draw:page draw:name="page10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5T13:17:00.466362888</meta:creation-date>
    <meta:generator>LibreOffice/7.0.6.2$Linux_X86_64 LibreOffice_project/00$Build-2</meta:generator>
    <dc:date>2021-05-25T15:27:31.860289434</dc:date>
    <meta:editing-duration>PT26M42S</meta:editing-duration>
    <meta:editing-cycles>3</meta:editing-cycles>
    <meta:document-statistic meta:object-count="81"/>
  </office:meta>
</office:document-meta>
</file>